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master-page-name="Standard">
      <style:paragraph-properties style:page-number="auto"/>
      <style:text-properties fo:font-variant="normal" fo:text-transform="none" fo:color="#000000" style:font-name="Times New Roman" fo:font-size="14pt" fo:letter-spacing="normal" fo:font-style="normal" fo:font-weight="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text:p>
      <text:p text:style-name="P1">You are allowed to complete the assessment problems below in whatever way you can but please answer the following questions/points as part of your submission:</text:p>
      <text:p text:style-name="P1">1. How many hours did it take you to complete this assessment? (Please keep try to keep track of how many hours you have spent working on each individual part of this assessment as best you can - an estimation is fine; we just want a rough idea.)<text:line-break/><text:span text:style-name="T2">This task took me about 7 hours on and off.</text:span><text:line-break/></text:p>
      <text:p text:style-name="P1">2. What online resources you have used? (My lectures, YouTube, Stack overflow etc.)<text:line-break/><text:span text:style-name="T2">Watching Lectures and using YouTube</text:span><text:line-break/></text:p>
      <text:p text:style-name="P1">3. Did you need to ask any of your friends in solving the problems. (If yes, please mention name of the friend. They must be amongst your class fellows.)<text:line-break/><text:span text:style-name="T2">no</text:span><text:line-break/></text:p>
      <text:p text:style-name="P1">4. Did you need to ask questions to any of your instructors? If so, how many questions did you ask (or how many help sessions did you require)?<text:line-break/><text:span text:style-name="T2">no</text:span><text:line-break/></text:p>
      <text:p text:style-name="P1">5. Rate (subjectively) the difficulty of each question from your own perspective, and whether you feel confident that you can solve a similar but different problem requiring some of the same techniques in the future now that you’ve completed this one.<text:line-break/><text:line-break/><text:span text:style-name="T2">Task 1 was easy<text:line-break/><text:line-break/><text:line-break/>Task 2 and 3 were roughly the same difficulty for m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CA" style:letter-kerning="true" style:font-name-asian="SimSun" style:font-size-asian="12pt" style:language-asian="zh" style:country-asian="CN"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 Guinchard</meta:initial-creator>
    <dc:creator>Justin Whalen</dc:creator>
    <meta:editing-cycles>2</meta:editing-cycles>
    <meta:creation-date>2024-02-12T22:01:00</meta:creation-date>
    <dc:date>2024-02-13T16:30:16.85</dc:date>
    <meta:editing-duration>PT4M29S</meta:editing-duration>
    <meta:generator>OpenOffice/4.1.11$Win32 OpenOffice.org_project/4111m1$Build-9808</meta:generator>
    <meta:document-statistic meta:table-count="0" meta:image-count="0" meta:object-count="0" meta:page-count="1" meta:paragraph-count="7" meta:word-count="217" meta:character-count="12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